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186544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CL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161708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LVAREZ GOMEZ, CARLOS RAFA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012041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1 617 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1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0/07/2021</text:p>
          </table:table-cell>
          <table:table-cell table:style-name="Tabla2.A3" office:value-type="string">
            <text:p text:style-name="P16">798146</text:p>
          </table:table-cell>
          <table:table-cell table:style-name="Tabla2.D3" office:value-type="string">
            <text:p text:style-name="P17">115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8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0T21:50:1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